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439" officeooo:paragraph-rsid="00023439"/>
    </style:style>
    <style:style style:name="P2" style:family="paragraph" style:parent-style-name="Standard">
      <style:text-properties fo:color="#c9211e" style:text-underline-style="solid" style:text-underline-width="auto" style:text-underline-color="font-color" officeooo:rsid="00023439" officeooo:paragraph-rsid="00023439"/>
    </style:style>
    <style:style style:name="P3" style:family="paragraph" style:parent-style-name="Standard">
      <style:text-properties officeooo:rsid="00037cae" officeooo:paragraph-rsid="00037cae"/>
    </style:style>
    <style:style style:name="P4" style:family="paragraph" style:parent-style-name="Standard">
      <style:text-properties officeooo:rsid="0004b349" officeooo:paragraph-rsid="0004b349"/>
    </style:style>
    <style:style style:name="P5" style:family="paragraph" style:parent-style-name="Standard">
      <style:text-properties officeooo:paragraph-rsid="0004b349"/>
    </style:style>
    <style:style style:name="P6" style:family="paragraph" style:parent-style-name="Standard">
      <style:text-properties officeooo:rsid="0006945e" officeooo:paragraph-rsid="0006945e"/>
    </style:style>
    <style:style style:name="P7" style:family="paragraph" style:parent-style-name="Standard">
      <style:text-properties officeooo:rsid="00080ee5" officeooo:paragraph-rsid="00080ee5"/>
    </style:style>
    <style:style style:name="P8" style:family="paragraph" style:parent-style-name="Standard">
      <style:text-properties officeooo:rsid="0009fde2" officeooo:paragraph-rsid="0009fde2"/>
    </style:style>
    <style:style style:name="T1" style:family="text">
      <style:text-properties officeooo:rsid="00037ca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4b349"/>
    </style:style>
    <style:style style:name="T4" style:family="text">
      <style:text-properties fo:color="#c9211e" style:text-underline-style="solid" style:text-underline-width="auto" style:text-underline-color="font-color" officeooo:rsid="00023439"/>
    </style:style>
    <style:style style:name="T5" style:family="text">
      <style:text-properties fo:color="#c9211e" fo:font-size="14pt" style:text-underline-style="solid" style:text-underline-width="auto" style:text-underline-color="font-color" officeooo:rsid="00023439" style:font-size-asian="14pt" style:font-size-complex="14pt"/>
    </style:style>
    <style:style style:name="T6" style:family="text">
      <style:text-properties fo:color="#c9211e" fo:font-size="14pt" style:text-underline-style="solid" style:text-underline-width="auto" style:text-underline-color="font-color" officeooo:rsid="0004b349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peut utiliser react cote serveur avec node JS, </text:p>
      <text:p text:style-name="P1">des applications mobiles grace a react native,</text:p>
      <text:p text:style-name="P1"/>
      <text:p text:style-name="P2">,<text:span text:style-name="T2">les composants simples : </text:span></text:p>
      <text:p text:style-name="P1">render(‘<text:span text:style-name="T1">entree</text:span>’, ‘<text:span text:style-name="T1">ce qui doit etre affichee</text:span>’) </text:p>
      <text:p text:style-name="P1"/>
      <text:p text:style-name="P1">JSX <text:span text:style-name="T1">est un syntaxe <text:s/>= comme XML n’est pas obligatoire pour utiliser React,</text:span></text:p>
      <text:p text:style-name="P1"/>
      <text:p text:style-name="P3">class HelloMessage extends React,Composant{</text:p>
      <text:p text:style-name="P3"><text:s text:c="4"/>render(){</text:p>
      <text:p text:style-name="P3"><text:s text:c="7"/>return ( &lt;div&gt; salut {this,props,name}&lt;/div&gt;) <text:s/>//<text:span text:style-name="T3">this,props adhika tejbed donnee men render</text:span></text:p>
      <text:p text:style-name="P3"><text:s text:c="4"/>}</text:p>
      <text:p text:style-name="P3">}</text:p>
      <text:p text:style-name="P3"/>
      <text:p text:style-name="P3">ReactDOM,render( &lt;HelloMessage name= « «zahra »/&gt;, document,getElementById<text:span text:style-name="T3">(‘hello-exemple’</text:span>) </text:p>
      <text:p text:style-name="P4">)</text:p>
      <text:p text:style-name="P4"/>
      <text:p text:style-name="P5"><text:span text:style-name="T4">,</text:span><text:span text:style-name="T5">les composants </text:span><text:span text:style-name="T6">à état</text:span><text:span text:style-name="T5">:</text:span></text:p>
      <text:p text:style-name="P4">this.state =&gt; maintenir un état local</text:p>
      <text:p text:style-name="P4">ki ytbadel state ilmise a jour tji bel render()</text:p>
      <text:p text:style-name="P4"/>
      <text:p text:style-name="P4"/>
      <text:p text:style-name="P4"/>
      <text:p text:style-name="P4"/>
      <text:p text:style-name="P4"/>
      <text:p text:style-name="P4"/>
      <text:p text:style-name="P7">react =&gt; bibliotheque js pour front-end </text:p>
      <text:p text:style-name="P8">DOM Virtuel vs DOM =&gt; DOM a chaque fois tu load la page il excute tt les fonctions DOM par contre le DOM virtuel, l’application sera rapide et evolutif scalable,</text:p>
      <text:p text:style-name="P8"/>
      <text:p text:style-name="P4"/>
      <text:p text:style-name="P4"/>
      <text:p text:style-name="P4"/>
      <text:p text:style-name="P4">babeljs.zio</text:p>
      <text:p text:style-name="P6">CodePen / CodeSandbox / Glitch / Stackblit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0:14:27.327658617</meta:creation-date>
    <dc:date>2021-04-21T08:45:22.089627460</dc:date>
    <meta:editing-duration>PT7M2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128" meta:character-count="857" meta:non-whitespace-character-count="726"/>
  </office:meta>
</office:document-meta>
</file>